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, serif"/>
    <style:font-face style:name="Lohit Devanagari1" svg:font-family="'Lohit Devanagari'"/>
    <style:font-face style:name="courier 10 pitch" svg:font-family="'courier 10 pitch', Courier, monospace"/>
    <style:font-face style:name="inherit" svg:font-family="inherit"/>
    <style:font-face style:name="menlo" svg:font-family="menlo, monaco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db9d" officeooo:paragraph-rsid="0018db9d"/>
    </style:style>
    <style:style style:name="P2" style:family="paragraph" style:parent-style-name="Preformatted_20_Text">
      <style:text-properties fo:font-variant="normal" fo:text-transform="none" fo:color="#666666" style:font-name="courier 10 pitch" fo:font-size="10.5pt" fo:letter-spacing="normal" fo:font-style="normal" fo:font-weight="normal" officeooo:rsid="0018db9d" officeooo:paragraph-rsid="0018db9d"/>
    </style:style>
    <style:style style:name="P3" style:family="paragraph" style:parent-style-name="Preformatted_20_Text">
      <style:text-properties fo:font-variant="normal" fo:text-transform="none" fo:color="#666666" style:font-name="courier 10 pitch" fo:font-size="10.5pt" fo:letter-spacing="normal" fo:font-style="normal" fo:font-weight="normal" officeooo:rsid="0018db9d" officeooo:paragraph-rsid="0018db9d" style:font-weight-asian="bold" style:font-weight-complex="bold"/>
    </style:style>
    <style:style style:name="P4" style:family="paragraph" style:parent-style-name="Preformatted_20_Text">
      <style:text-properties fo:font-variant="normal" fo:text-transform="none" fo:color="#666666" style:font-name="courier 10 pitch" fo:font-size="10.5pt" fo:letter-spacing="normal" fo:font-style="normal" fo:font-weight="bold" officeooo:rsid="001a36f1" officeooo:paragraph-rsid="001a36f1" style:font-weight-asian="bold" style:font-weight-complex="bold"/>
    </style:style>
    <style:style style:name="P5" style:family="paragraph" style:parent-style-name="Preformatted_20_Text">
      <style:text-properties fo:font-variant="normal" fo:text-transform="none" fo:color="#000000" style:font-name="menlo" fo:font-size="11.25pt" fo:letter-spacing="normal" fo:font-style="normal" fo:font-weight="normal" officeooo:rsid="00286199" officeooo:paragraph-rsid="00286199"/>
    </style:style>
    <style:style style:name="P6" style:family="paragraph" style:parent-style-name="Preformatted_20_Text">
      <style:text-properties fo:color="#000000" officeooo:rsid="0024f39c" officeooo:paragraph-rsid="0024f39c"/>
    </style:style>
    <style:style style:name="P7" style:family="paragraph" style:parent-style-name="Standard">
      <style:text-properties officeooo:rsid="0018db9d" officeooo:paragraph-rsid="0018db9d"/>
    </style:style>
    <style:style style:name="P8" style:family="paragraph" style:parent-style-name="Standard">
      <style:text-properties fo:font-weight="bold" officeooo:rsid="0018db9d" officeooo:paragraph-rsid="0018db9d" style:font-weight-asian="bold" style:font-weight-complex="bold"/>
    </style:style>
    <style:style style:name="P9" style:family="paragraph" style:parent-style-name="Standard">
      <style:text-properties fo:font-weight="bold" officeooo:rsid="0018db9d" officeooo:paragraph-rsid="001a36f1" style:font-weight-asian="bold" style:font-weight-complex="bold"/>
    </style:style>
    <style:style style:name="P10" style:family="paragraph" style:parent-style-name="Standard">
      <style:text-properties fo:font-weight="bold" officeooo:rsid="001cfa3a" officeooo:paragraph-rsid="001cfa3a" style:font-weight-asian="bold" style:font-weight-complex="bold"/>
    </style:style>
    <style:style style:name="P11" style:family="paragraph" style:parent-style-name="Standard">
      <style:text-properties fo:font-weight="bold" officeooo:rsid="001ff390" officeooo:paragraph-rsid="001ff390" style:font-weight-asian="bold" style:font-weight-complex="bold"/>
    </style:style>
    <style:style style:name="P12" style:family="paragraph" style:parent-style-name="Standard">
      <style:text-properties officeooo:rsid="001cfa3a" officeooo:paragraph-rsid="001cfa3a"/>
    </style:style>
    <style:style style:name="P13" style:family="paragraph" style:parent-style-name="Standard">
      <style:text-properties fo:color="#000000" officeooo:rsid="001cfa3a" officeooo:paragraph-rsid="001cfa3a"/>
    </style:style>
    <style:style style:name="P14" style:family="paragraph" style:parent-style-name="Standard">
      <style:text-properties fo:color="#000000" fo:font-weight="bold" officeooo:rsid="001ebfd2" officeooo:paragraph-rsid="001ebfd2" style:font-weight-asian="bold" style:font-weight-complex="bold"/>
    </style:style>
    <style:style style:name="P15" style:family="paragraph" style:parent-style-name="Standard">
      <style:text-properties fo:color="#000000" fo:font-weight="normal" officeooo:rsid="001ff390" officeooo:paragraph-rsid="001ff390" style:font-weight-asian="normal" style:font-weight-complex="normal"/>
    </style:style>
    <style:style style:name="P16" style:family="paragraph" style:parent-style-name="Standard">
      <style:text-properties fo:color="#000000" officeooo:rsid="002059dc" officeooo:paragraph-rsid="002059dc"/>
    </style:style>
    <style:style style:name="P17" style:family="paragraph" style:parent-style-name="Standard">
      <style:text-properties fo:font-variant="normal" fo:text-transform="none" fo:color="#000000" style:font-name="Courier" fo:font-size="11.25pt" fo:letter-spacing="normal" fo:font-style="normal" fo:font-weight="normal" officeooo:rsid="001cfa3a" officeooo:paragraph-rsid="001cfa3a"/>
    </style:style>
    <style:style style:name="P18" style:family="paragraph" style:parent-style-name="Standard">
      <style:text-properties fo:font-variant="normal" fo:text-transform="none" fo:color="#000000" style:font-name="Courier" fo:font-size="11.25pt" fo:letter-spacing="normal" fo:font-style="normal" fo:font-weight="normal" officeooo:rsid="0024560d" officeooo:paragraph-rsid="0024560d"/>
    </style:style>
    <style:style style:name="P19" style:family="paragraph" style:parent-style-name="Standard">
      <style:text-properties fo:font-variant="normal" fo:text-transform="none" fo:color="#000000" style:font-name="Courier" fo:font-size="11.25pt" fo:letter-spacing="normal" fo:font-style="normal" fo:font-weight="normal" officeooo:rsid="0024f39c" officeooo:paragraph-rsid="0024f39c"/>
    </style:style>
    <style:style style:name="P20" style:family="paragraph" style:parent-style-name="Standard">
      <style:text-properties fo:font-variant="normal" fo:text-transform="none" fo:color="#000000" style:font-name="Courier" fo:font-size="11.25pt" fo:letter-spacing="normal" fo:font-style="normal" fo:font-weight="normal" officeooo:rsid="002059dc" officeooo:paragraph-rsid="002059dc"/>
    </style:style>
    <style:style style:name="P21" style:family="paragraph" style:parent-style-name="Standard">
      <style:text-properties fo:font-variant="normal" fo:text-transform="none" fo:color="#000000" style:font-name="Courier" fo:font-size="11.25pt" fo:letter-spacing="normal" fo:font-style="normal" fo:font-weight="normal" officeooo:rsid="00286199" officeooo:paragraph-rsid="00286199"/>
    </style:style>
    <style:style style:name="P22" style:family="paragraph" style:parent-style-name="Standard">
      <style:text-properties fo:font-variant="normal" fo:text-transform="none" fo:color="#000000" style:font-name="Courier" fo:font-size="11.25pt" fo:letter-spacing="normal" fo:font-style="normal" fo:font-weight="bold" officeooo:rsid="0024560d" officeooo:paragraph-rsid="0024560d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style:font-name="Courier" fo:font-size="11.25pt" fo:letter-spacing="normal" fo:font-style="normal" fo:font-weight="bold" officeooo:rsid="0024f39c" officeooo:paragraph-rsid="0024f39c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style:font-name="Courier" fo:font-size="11.25pt" fo:letter-spacing="normal" fo:font-style="normal" fo:font-weight="bold" officeooo:rsid="00286199" officeooo:paragraph-rsid="00286199" style:font-weight-asian="bold" style:font-weight-complex="bold"/>
    </style:style>
    <style:style style:name="P25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26" style:family="paragraph" style:parent-style-name="Standard">
      <style:text-properties fo:font-variant="normal" fo:text-transform="none" fo:color="#000000" style:font-name="Courier" fo:font-size="11.25pt" fo:letter-spacing="normal" fo:font-style="normal" fo:font-weight="bold" officeooo:rsid="002738a6" officeooo:paragraph-rsid="002738a6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style:font-name="Courier" fo:font-size="11.25pt" fo:letter-spacing="normal" fo:font-style="normal" fo:font-weight="bold" officeooo:rsid="002059dc" officeooo:paragraph-rsid="002059dc" style:font-weight-asian="bold" style:font-weight-complex="bold"/>
    </style:style>
    <style:style style:name="P28" style:family="paragraph" style:parent-style-name="Standard">
      <style:text-properties fo:font-variant="normal" fo:text-transform="none" fo:color="#000000" style:font-name="Courier" fo:font-size="11.25pt" fo:letter-spacing="normal" fo:font-style="normal" fo:font-weight="bold" officeooo:rsid="0029ba1f" officeooo:paragraph-rsid="0029ba1f" style:font-weight-asian="bold" style:font-weight-complex="bold"/>
    </style:style>
    <style:style style:name="P29" style:family="paragraph" style:parent-style-name="Standard">
      <style:text-properties fo:font-variant="normal" fo:text-transform="none" fo:color="#000000" style:font-name="Courier" fo:font-size="11.25pt" fo:letter-spacing="normal" fo:font-style="normal" fo:font-weight="normal" officeooo:rsid="0024f39c" officeooo:paragraph-rsid="0024f39c"/>
    </style:style>
    <style:style style:name="P30" style:family="paragraph" style:parent-style-name="Standard">
      <style:text-properties fo:font-variant="normal" fo:text-transform="none" fo:color="#000000" style:font-name="Courier" fo:font-size="11.25pt" fo:letter-spacing="normal" fo:font-style="normal" fo:font-weight="normal" officeooo:rsid="0024f39c" officeooo:paragraph-rsid="0024f39c" style:font-weight-asian="normal" style:font-weight-complex="normal"/>
    </style:style>
    <style:style style:name="P31" style:family="paragraph" style:parent-style-name="Standard">
      <style:text-properties fo:font-variant="normal" fo:text-transform="none" fo:color="#000000" style:font-name="Courier" fo:font-size="11.25pt" fo:letter-spacing="normal" fo:font-style="normal" fo:font-weight="normal" officeooo:rsid="0029ba1f" officeooo:paragraph-rsid="0029ba1f" style:font-weight-asian="normal" style:font-weight-complex="normal"/>
    </style:style>
    <style:style style:name="P32" style:family="paragraph" style:parent-style-name="Standard">
      <style:text-properties fo:font-variant="normal" fo:text-transform="none" fo:color="#000000" style:font-name="Courier" fo:font-size="11.25pt" fo:letter-spacing="normal" fo:font-style="normal" fo:font-weight="normal" officeooo:rsid="0029ba1f" officeooo:paragraph-rsid="0029ba1f"/>
    </style:style>
    <style:style style:name="P33" style:family="paragraph" style:parent-style-name="Standard">
      <style:text-properties fo:font-variant="normal" fo:text-transform="none" fo:color="#c9211e" style:font-name="Courier" fo:font-size="11.25pt" fo:letter-spacing="normal" fo:font-style="normal" fo:font-weight="bold" officeooo:rsid="0029ba1f" officeooo:paragraph-rsid="0029ba1f" style:font-weight-asian="bold" style:font-weight-complex="bold"/>
    </style:style>
    <style:style style:name="P34" style:family="paragraph" style:parent-style-name="Standard">
      <style:text-properties fo:font-variant="normal" fo:text-transform="none" fo:color="#c9211e" style:font-name="Courier" fo:font-size="11.25pt" fo:letter-spacing="normal" fo:font-style="normal" fo:font-weight="normal" officeooo:rsid="0024f39c" officeooo:paragraph-rsid="0024f39c" style:font-weight-asian="normal" style:font-weight-complex="normal"/>
    </style:style>
    <style:style style:name="T1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style:font-name="var ff-mono" fo:font-size="9.75pt" fo:letter-spacing="normal" fo:font-style="normal" fo:font-weight="normal" officeooo:rsid="001a36f1" fo:background-color="transparent" loext:char-shading-value="0" loext:padding="0in" loext:border="none"/>
    </style:style>
    <style:style style:name="T3" style:family="text">
      <style:text-properties fo:font-variant="normal" fo:text-transform="none" style:font-name="Courier" fo:font-size="11.25pt" fo:letter-spacing="normal" fo:font-style="normal" fo:font-weight="normal"/>
    </style:style>
    <style:style style:name="T4" style:family="text">
      <style:text-properties fo:font-variant="normal" fo:text-transform="none" style:font-name="Courier" fo:font-size="11.25pt" fo:letter-spacing="normal" fo:font-style="normal" fo:font-weight="normal" officeooo:rsid="0024560d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officeooo:rsid="001a36f1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YTHON, TENSORFLOW INSTALLATION WE USED JEFF VIDEO</text:p>
      <text:p text:style-name="P11"><text:a xlink:type="simple" xlink:href="https://www.youtube.com/watch?v=dj-Jntz-74g" text:style-name="Internet_20_link" text:visited-style-name="Visited_20_Internet_20_Link"><text:span text:style-name="T8">https://www.youtube.com/watch?v=dj-Jntz-74g</text:span></text:a><text:span text:style-name="T8"> </text:span></text:p>
      <text:p text:style-name="P15">2020, TensorFlow 2.2 NVIDIA GPU /CPU KERAS &amp; Python 3.7 in Linux Ubuntu</text:p>
      <text:p text:style-name="P8"/>
      <text:p text:style-name="P8"/>
      <text:p text:style-name="P8">SHOWS CURRENT LOCATION OF TERMINAL</text:p>
      <text:p text:style-name="P7">pwd</text:p>
      <text:p text:style-name="P7"/>
      <text:p text:style-name="P8">PRINT SCREEN </text:p>
      <text:p text:style-name="P7">Press Print Screen</text:p>
      <text:p text:style-name="P7"/>
      <text:p text:style-name="P4">UPDATE</text:p>
      <text:p text:style-name="P3">sudo apt-get update</text:p>
      <text:p text:style-name="P8"/>
      <text:p text:style-name="P8"/>
      <text:p text:style-name="P8">INSTALL PAINT</text:p>
      <text:p text:style-name="P2">sudo apt-get install xpaint</text:p>
      <text:p text:style-name="P2"/>
      <text:p text:style-name="P9"><text:span text:style-name="T7">REMOVE OR UN</text:span>INSTALL PAINT</text:p>
      <text:p text:style-name="P1"><text:span text:style-name="Source_20_Text"><text:span text:style-name="T1">sudo apt-get purge </text:span></text:span><text:span text:style-name="Source_20_Text"><text:span text:style-name="T2">xpaint</text:span></text:span></text:p>
      <text:p text:style-name="P7"/>
      <text:p text:style-name="P7"/>
      <text:p text:style-name="P10">HOW TO CHECK DIRECTORY FILES</text:p>
      <text:p text:style-name="P12">ls ./Downloads/</text:p>
      <text:p text:style-name="P13"/>
      <text:p text:style-name="P14">HOW TO INSTALL GIT</text:p>
      <text:p text:style-name="P13"><text:span text:style-name="T3">sudo apt-get</text:span><text:span text:style-name="T5"> </text:span><text:span text:style-name="T3">install git</text:span></text:p>
      <text:p text:style-name="P17"/>
      <text:p text:style-name="P17"/>
      <text:p text:style-name="P22">INSTALL OPEN CV</text:p>
      <text:p text:style-name="P13"><text:span text:style-name="T4">p</text:span><text:span text:style-name="T3">ip3 install opencv-python</text:span></text:p>
      <text:p text:style-name="P18">python</text:p>
      <text:p text:style-name="P18">import cv2</text:p>
      <text:p text:style-name="P18"/>
      <text:p text:style-name="P24">CHECK FEE SPACE AVAILABLE ON UBUNTU</text:p>
      <text:p text:style-name="P5">df -h /</text:p>
      <text:p text:style-name="P21"/>
      <text:p text:style-name="P18"/>
      <text:p text:style-name="P18"/>
      <text:p text:style-name="P23">INSTALL GRAPH IN KERAS</text:p>
      <text:p text:style-name="P6"><text:span text:style-name="Source_20_Text"><text:span text:style-name="T6">conda install graphviz</text:span></text:span></text:p>
      <text:p text:style-name="P25"><text:span text:style-name="Source_20_Text"><text:span text:style-name="T6">conda install pydot</text:span></text:span></text:p>
      <text:p text:style-name="P25"><text:span text:style-name="Source_20_Text"><text:span text:style-name="T6">conda install pydotplus</text:span></text:span></text:p>
      <text:p text:style-name="P19">sudo apt-get update</text:p>
      <text:p text:style-name="P19">NOW CLOSE AND OPEN TERMINAL AGAIN</text:p>
      <text:p text:style-name="P19"/>
      <text:p text:style-name="P26">ADD THESE LINE MODEL START TRAINING PROPERLY</text:p>
      <text:p text:style-name="P19">import tensorflow as tf</text:p>
      <text:p text:style-name="P19">config = tf.compat.v1.ConfigProto()</text:p>
      <text:p text:style-name="P19">config.gpu_options.allow_growth=True</text:p>
      <text:p text:style-name="P19">sess = tf.compat.v1.Session(config=config)</text:p>
      <text:p text:style-name="P19"/>
      <text:p text:style-name="P19"/>
      <text:p text:style-name="P19"><text:soft-page-break/></text:p>
      <text:p text:style-name="P28">PYTORCH INSTALLATION</text:p>
      <text:p text:style-name="P32">Follow below video of Jeff Heaton</text:p>
      <text:p text:style-name="P30"><text:a xlink:type="simple" xlink:href="https://www.youtube.com/watch?v=YTvVxYneu7w" text:style-name="Internet_20_link" text:visited-style-name="Visited_20_Internet_20_Link">https://www.youtube.com/watch?v=YTvVxYneu7w</text:a> </text:p>
      <text:p text:style-name="P31">How to install Pytorch on Linux for CPU or GPU -No Driver Install Needed</text:p>
      <text:p text:style-name="P34"/>
      <text:p text:style-name="P28">HOW TO CHECK GPU AVAILABLE IN PYTORCH</text:p>
      <text:p text:style-name="P31"># What version of Python do you have?</text:p>
      <text:p text:style-name="P31">import sys</text:p>
      <text:p text:style-name="P31">import torch</text:p>
      <text:p text:style-name="P31">import pandas as pd</text:p>
      <text:p text:style-name="P31">import sklearn as sk</text:p>
      <text:p text:style-name="P31"/>
      <text:p text:style-name="P31">print(f"PyTorch Version: {torch.__version__}")</text:p>
      <text:p text:style-name="P31">print()</text:p>
      <text:p text:style-name="P31">print(f"Python {sys.version}")</text:p>
      <text:p text:style-name="P31">print(f"Pandas {pd.__version__}")</text:p>
      <text:p text:style-name="P31">print(f"Scikit-Learn {sk.__version__}")</text:p>
      <text:p text:style-name="P31">print("GPU is", "available" if torch.cuda.is_available() else "NOT AVAILABLE")</text:p>
      <text:p text:style-name="P31"/>
      <text:p text:style-name="P33"/>
      <text:p text:style-name="P33"/>
      <text:p text:style-name="P17"/>
      <text:p text:style-name="P27">SOLAR POWER</text:p>
      <text:p text:style-name="P16"><text:a xlink:type="simple" xlink:href="https://www.youtube.com/watch?v=taLiaOPwirM" text:style-name="Internet_20_link" text:visited-style-name="Visited_20_Internet_20_Link"><text:span text:style-name="T3">https://www.youtube.com/watch?v=taLiaOPwirM</text:span></text:a><text:span text:style-name="T3"> </text:span></text:p>
      <text:p text:style-name="P20"/>
      <text:p text:style-name="P20"/>
      <text:p text:style-name="P16"><text:a xlink:type="simple" xlink:href="https://www.youtube.com/watch?v=ViO5wz8mkDw" text:style-name="Internet_20_link" text:visited-style-name="Visited_20_Internet_20_Link"><text:span text:style-name="T3">https://www.youtube.com/watch?v=ViO5wz8mkDw</text:span></text:a><text:span text:style-name="T3"> </text:span></text:p>
      <text:p text:style-name="P20"/>
      <text:p text:style-name="P16"><text:a xlink:type="simple" xlink:href="https://soumilshah1995.blogspot.com/2019/08/project-data-analysis-and.html" text:style-name="Internet_20_link" text:visited-style-name="Visited_20_Internet_20_Link"><text:span text:style-name="T3">https://soumilshah1995.blogspot.com/2019/08/project-data-analysis-and.html</text:span></text:a><text:span text:style-name="T3"> </text:span></text:p>
      <text:p text:style-name="P20"/>
      <text:p text:style-name="P16"><text:a xlink:type="simple" xlink:href="https://www.youtube.com/watch?v=rAYFuFNOCic" text:style-name="Internet_20_link" text:visited-style-name="Visited_20_Internet_20_Link"><text:span text:style-name="T3">https://www.youtube.com/watch?v=rAYFuFNOCic</text:span></text:a><text:span text:style-name="T3"> </text:span></text:p>
      <text:p text:style-name="P20"/>
      <text:p text:style-name="P16"><text:a xlink:type="simple" xlink:href="https://www.youtube.com/watch?v=thYLG4JmaFI" text:style-name="Internet_20_link" text:visited-style-name="Visited_20_Internet_20_Link"><text:span text:style-name="T3">https://www.youtube.com/watch?v=thYLG4JmaFI</text:span></text:a><text:span text:style-name="T3"> </text:span></text:p>
      <text:p text:style-name="P20"/>
      <text:p text:style-name="P16"><text:a xlink:type="simple" xlink:href="https://www.kaggle.com/sohailds/pakistan-solar-radiation-measurement-data?select=Solar-Measurements_Pakistan_Quetta.csv" text:style-name="Internet_20_link" text:visited-style-name="Visited_20_Internet_20_Link"><text:span text:style-name="T3">https://www.kaggle.com/sohailds/pakistan-solar-radiation-measurement-data?select=Solar-Measurements_Pakistan_Quetta.csv</text:span></text:a><text:span text:style-name="T3"> 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, serif"/>
    <style:font-face style:name="Lohit Devanagari1" svg:font-family="'Lohit Devanagari'"/>
    <style:font-face style:name="courier 10 pitch" svg:font-family="'courier 10 pitch', Courier, monospace"/>
    <style:font-face style:name="inherit" svg:font-family="inherit"/>
    <style:font-face style:name="menlo" svg:font-family="menlo, monaco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0:10:26.593442541</meta:creation-date>
    <dc:date>2021-06-30T22:51:22.621603462</dc:date>
    <meta:editing-duration>PT44M3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199" meta:character-count="1769" meta:non-whitespace-character-count="1618"/>
  </office:meta>
</office:document-meta>
</file>